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Excel_32_Built-in_32_Check_32_Cell" style:data-style-name="N0">
      <style:table-cell-properties fo:border-top="none" fo:border-bottom="thin solid #3F3F3F" fo:border-left="none" fo:border-right="thin solid #3F3F3F" style:vertical-align="automatic" fo:wrap-option="wrap" fo:background-color="#A5A5A5" style:cell-protect="protected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Excel_32_Built-in_32_Check_32_Cell" style:data-style-name="N0">
      <style:table-cell-properties fo:border-top="none" fo:border-bottom="thin solid #3F3F3F" fo:border-left="thin solid #3F3F3F" fo:border-right="thin solid #3F3F3F" style:vertical-align="automatic" fo:wrap-option="wrap" fo:background-color="#A5A5A5" style:cell-protect="protected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Excel_32_Built-in_32_Check_32_Cell" style:data-style-name="N0">
      <style:table-cell-properties fo:border-top="none" fo:border-bottom="thin solid #3F3F3F" fo:border-left="thin solid #3F3F3F" fo:border-right="none" style:vertical-align="automatic" fo:wrap-option="wrap" fo:background-color="#A5A5A5" style:cell-protect="protected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3F3F3F" fo:border-bottom="thin solid #3F3F3F" fo:border-left="none" fo:border-right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3F3F3F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thin solid #3F3F3F" fo:border-bottom="thin solid #3F3F3F" fo:border-left="thin solid #3F3F3F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36">
      <style:table-cell-properties fo:border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fo:border-top="thin solid #3F3F3F" fo:border-bottom="none" fo:border-left="none" fo:border-right="thin solid #3F3F3F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thin solid #3F3F3F" fo:border-bottom="none" fo:border-left="thin solid #3F3F3F" fo:border-right="thin solid #3F3F3F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thin solid #3F3F3F" fo:border-bottom="none" fo:border-left="thin solid #3F3F3F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7.14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019" table:default-cell-style-name="ce1"/>
        <table:table-column table:style-name="co5" table:number-columns-repeated="15361" table:default-cell-style-name="ce1"/>
        <table:table-row table:style-name="ro1">
          <table:table-cell table:number-columns-repeated="7" table:style-name="ce2"/>
          <table:table-cell table:number-columns-repeated="16377"/>
        </table:table-row>
        <table:table-row table:style-name="ro2">
          <table:table-cell office:value-type="string" table:style-name="ce3">
            <text:p>Tasca</text:p>
          </table:table-cell>
          <table:table-cell office:value-type="string" table:style-name="ce4">
            <text:p>Persona Encarregada</text:p>
          </table:table-cell>
          <table:table-cell office:value-type="string" table:style-name="ce4">
            <text:p>Previsió</text:p>
          </table:table-cell>
          <table:table-cell office:value-type="string" table:style-name="ce5">
            <text:p>Temps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er mòdul background per l'scroll</text:p>
          </table:table-cell>
          <table:table-cell table:number-columns-repeated="2" table:style-name="ce7"/>
          <table:table-cell office:value-type="string" table:style-name="ce8">
            <text:p>5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Añadir musica modulos</text:p>
          </table:table-cell>
          <table:table-cell office:value-type="string" table:style-name="ce7">
            <text:p>Ferran, Jose, Adriá</text:p>
          </table:table-cell>
          <table:table-cell office:value-type="string" table:style-name="ce7">
            <text:p>2 h</text:p>
          </table:table-cell>
          <table:table-cell office:value-type="string" table:style-name="ce8">
            <text:p>3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number-rows-repeated="2" table:style-name="ro2">
          <table:table-cell office:value-type="string" table:style-name="ce6">
            <text:p>Arreglar Salto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8">
            <text:p>0:30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Hacer Hado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8">
            <text:p>2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Modulo player 2</text:p>
          </table:table-cell>
          <table:table-cell office:value-type="string" table:style-name="ce7">
            <text:p>Jose, Ferran</text:p>
          </table:table-cell>
          <table:table-cell office:value-type="string" table:style-name="ce7">
            <text:p>1 h</text:p>
          </table:table-cell>
          <table:table-cell office:value-type="string" table:style-name="ce8">
            <text:p>1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Hitbox hdk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8">
            <text:p>0:45 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Golpear al oponente con hdk y animac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8">
            <text:p>0:30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8">
            <text:p>0:20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8">
            <text:p>1:45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Añadir Fade out fade in</text:p>
          </table:table-cell>
          <table:table-cell office:value-type="string" table:style-name="ce7">
            <text:p>Adriá</text:p>
          </table:table-cell>
          <table:table-cell office:value-type="string" table:style-name="ce9">
            <text:p>0:30 h</text:p>
          </table:table-cell>
          <table:table-cell office:value-type="string" table:style-name="ce8">
            <text:p>0:45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9">
            <text:p>0:30 h</text:p>
          </table:table-cell>
          <table:table-cell office:value-type="string" table:style-name="ce8">
            <text:p>1:10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8">
            <text:p>0:20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8">
            <text:p>0:15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8">
            <text:p>1:15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Maquetar proyecte final per fer les tasques Handout 5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:30 h</text:p>
          </table:table-cell>
          <table:table-cell office:value-type="string" table:style-name="ce8">
            <text:p>2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er Welcome Pag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30 h</text:p>
          </table:table-cell>
          <table:table-cell office:value-type="string" table:style-name="ce8">
            <text:p>1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Canviar spritesheets escenaris Handout</text:p>
          </table:table-cell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er End Battle Screen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30 h</text:p>
          </table:table-cell>
          <table:table-cell office:value-type="string" table:style-name="ce8">
            <text:p>0:20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Corregir errores del commit Ferrán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-</text:p>
          </table:table-cell>
          <table:table-cell office:value-type="string" table:style-name="ce8">
            <text:p>0:45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General improvement of code</text:p>
          </table:table-cell>
          <table:table-cell office:value-type="string" table:style-name="ce7">
            <text:p>Jose</text:p>
          </table:table-cell>
          <table:table-cell table:style-name="ce7"/>
          <table:table-cell office:value-type="string" table:style-name="ce8">
            <text:p>3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General improvement of code</text:p>
          </table:table-cell>
          <table:table-cell office:value-type="string" table:style-name="ce7">
            <text:p>Adriá</text:p>
          </table:table-cell>
          <table:table-cell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General improvement of code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0 min</text:p>
          </table:table-cell>
          <table:table-cell office:value-type="string" table:style-name="ce8">
            <text:p>15 min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General improvement of code</text:p>
          </table:table-cell>
          <table:table-cell office:value-type="string" table:style-name="ce7">
            <text:p>Rafa</text:p>
          </table:table-cell>
          <table:table-cell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Añadir objeto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8">
            <text:p>0:30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ijar la cámara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8">
            <text:p>4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Hacer colisiones con proyectile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8">
            <text:p>4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Cambiar módulo Honda por Sagat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30 min</text:p>
          </table:table-cell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Añadir tipo hit en collider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30 min</text:p>
          </table:table-cell>
          <table:table-cell office:value-type="string" table:style-name="ce8">
            <text:p>20 min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Ser golpeado al recibir puñetazo / patada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Arreglar hitbox Hadoken Player 2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8">
            <text:p>45 min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Poner pivote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0 h</text:p>
          </table:table-cell>
          <table:table-cell office:value-type="string" table:style-name="ce8">
            <text:p>3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Poner frames de cada movimiento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5 h</text:p>
          </table:table-cell>
          <table:table-cell table:style-name="ce8"/>
          <table:table-cell table:number-columns-repeated="3" table:style-name="ce2"/>
          <table:table-cell table:number-columns-repeated="16377"/>
        </table:table-row>
        <table:table-row table:number-rows-repeated="3" table:style-name="ro2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number-columns-repeated="3" table:style-name="ce2"/>
          <table:table-cell table:number-columns-repeated="16377"/>
        </table:table-row>
        <table:table-row table:number-rows-repeated="153" table:style-name="ro1">
          <table:table-cell table:number-columns-repeated="7" table:style-name="ce2"/>
          <table:table-cell table:number-columns-repeated="16377"/>
        </table:table-row>
        <table:table-row table:number-rows-repeated="3" table:style-name="ro1">
          <table:table-cell table:number-columns-repeated="4" table:style-name="ce2"/>
          <table:table-cell table:number-columns-repeated="16380" table:style-name="ce1"/>
        </table:table-row>
        <table:table-row table:number-rows-repeated="1048375" table:style-name="ro4">
          <table:table-cell table:number-columns-repeated="16384"/>
        </table:table-row>
      </table:table>
      <table:database-ranges>
        <table:database-range table:target-range-address="Hoja1.A2:Hoja1.D45" table:name="Tabl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/>
      <number:text>:</number:text>
      <number:minutes number:style="long"/>
    </number:time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4-11T18:01:27Z</dc:date>
    <meta:editing-cycles>10</meta:editing-cycles>
    <meta:editing-duration>PT16113S</meta:editing-duration>
  </office:meta>
</office:document-meta>
</file>